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4cm" svg:height="0.963cm" svg:x="7.731cm" svg:y="1cm">
          <draw:text-box>
            <text:p>Self.ProcessData</text:p>
          </draw:text-box>
        </draw:frame>
        <draw:frame draw:style-name="gr2" draw:layer="layout" svg:width="0.635cm" svg:height="1.204cm" svg:x="1.762cm" svg:y="1.762cm">
          <draw:text-box>
            <text:p/>
          </draw:text-box>
        </draw:frame>
        <draw:frame draw:style-name="gr3" draw:layer="layout" svg:width="7.62cm" svg:height="1.675cm" svg:x="0.238cm" svg:y="1cm">
          <draw:text-box>
            <text:p>Self.ProcessCompound</text:p>
          </draw:text-box>
        </draw:frame>
        <draw:frame draw:style-name="gr1" draw:layer="layout" svg:width="3.038cm" svg:height="0.963cm" svg:x="4.429cm" svg:y="5.879cm">
          <draw:text-box>
            <text:p>Self.inp()</text:p>
          </draw:text-box>
        </draw:frame>
        <draw:frame draw:style-name="gr1" draw:layer="layout" svg:width="4.697cm" svg:height="0.963cm" svg:x="7.606cm" svg:y="3.847cm">
          <draw:text-box>
            <text:p>Self.findAtom()</text:p>
          </draw:text-box>
        </draw:frame>
        <draw:frame draw:style-name="gr4" draw:layer="layout" svg:width="0.502cm" svg:height="0.963cm" svg:x="9.89cm" svg:y="4.683cm">
          <draw:text-box>
            <text:p/>
          </draw:text-box>
        </draw:frame>
        <draw:line draw:style-name="gr5" draw:text-style-name="P1" draw:layer="layout" svg:x1="9.763cm" svg:y1="1.889cm" svg:x2="9.763cm" svg:y2="3.794cm">
          <text:p/>
        </draw:line>
        <draw:line draw:style-name="gr5" draw:text-style-name="P1" draw:layer="layout" svg:x1="5.826cm" svg:y1="5.953cm" svg:x2="4.302cm" svg:y2="2.143cm">
          <text:p/>
        </draw:line>
        <draw:line draw:style-name="gr5" draw:text-style-name="P1" draw:layer="layout" svg:x1="8.112cm" svg:y1="5.064cm" svg:x2="6.588cm" svg:y2="5.953cm">
          <text:p/>
        </draw:line>
        <draw:frame draw:style-name="gr6" draw:layer="layout" svg:width="3.048cm" svg:height="0.963cm" svg:x="13.192cm" svg:y="5.879cm">
          <draw:text-box>
            <text:p>Self.amu</text:p>
          </draw:text-box>
        </draw:frame>
        <draw:path draw:style-name="gr5" draw:text-style-name="P1" draw:layer="layout" svg:width="2.75cm" svg:height="3.586cm" svg:x="12.102cm" svg:y="1.783cm" svg:viewBox="0 0 2751 3587" svg:d="M0 24c340-116 566 212 813 367 308 194 540 491 812 734 247 221 523 446 628 759 93 279 243 481 315 786 66 281 128 538 131 812l52 105">
          <text:p/>
        </draw:path>
        <draw:path draw:style-name="gr5" draw:text-style-name="P1" draw:layer="layout" svg:width="1.885cm" svg:height="1.486cm" svg:x="10.924cm" svg:y="5.056cm" svg:viewBox="0 0 1886 1487" svg:d="M0 0c97 293 342 555 340 864-3 406 364 498 603 577 249 82 525 38 786 0l157-53">
          <text:p/>
        </draw:path>
        <draw:frame draw:style-name="gr7" draw:layer="layout" svg:width="3.986cm" svg:height="1.016cm" svg:x="15.224cm" svg:y="1cm">
          <draw:text-box>
            <text:p>Self.__init__</text:p>
          </draw:text-box>
        </draw:frame>
        <draw:frame draw:style-name="gr1" draw:layer="layout" svg:width="4.587cm" svg:height="0.963cm" svg:x="15.097cm" svg:y="2.778cm">
          <draw:text-box>
            <text:p>Self.updatePkl</text:p>
          </draw:text-box>
        </draw:frame>
        <draw:path draw:style-name="gr5" draw:text-style-name="P1" draw:layer="layout" svg:width="0.132cm" svg:height="0.513cm" svg:x="17.131cm" svg:y="2.056cm" svg:viewBox="0 0 133 514" svg:d="M0 0l95 191 38 190v13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Hinton</meta:initial-creator>
    <meta:creation-date>2018-11-05T14:00:15.15</meta:creation-date>
    <dc:date>2018-11-05T15:23:40.38</dc:date>
    <dc:creator>Nathan Hinton</dc:creator>
    <meta:editing-duration>PT1H23M34S</meta:editing-duration>
    <meta:editing-cycles>3</meta:editing-cycles>
    <meta:generator>OpenOffice/4.1.5$Win32 OpenOffice.org_project/415m1$Build-9789</meta:generator>
    <meta:document-statistic meta:object-count="15"/>
  </office:meta>
</office:document-meta>
</file>